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
      <style:paragraph-properties fo:margin-left="0cm" fo:margin-right="0cm" fo:text-align="justify" style:justify-single-word="false" fo:text-indent="0cm" style:auto-text-indent="false"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t : semaine de la République : du 3 au 7 décembre</text:p>
      <text:p text:style-name="P1"/>
      <text:p text:style-name="P1">Chers parents, </text:p>
      <text:p text:style-name="P1"/>
      <text:p text:style-name="P1">Cette semaine, en l'honneur de la semaine de la République, nous cherchons à former les enfants aux gestes de premiers secours et à les sensibiliser aux dangers domestiques. Une visite du centre de secours de Fours est organisée ce jeudi et Mme Laredo, pompier et formatrice premiers secours, fera profiter de ses compétences aux enfants. Vous retrouverez très prochainement les photos de cet événement sur <text:span text:style-name="T1">scolnet.</text:span></text:p>
      <text:p text:style-name="P1"><text:span text:style-name="T1"/></text:p>
      <text:p text:style-name="P1"><text:span text:style-name="T2">Bien à vous,</text:span><text:span text:style-name="T1"> </text:span></text:p>
      <text:p text:style-name="P1"><text:span text:style-name="T1">Sabrina Agnellini</text:span></text:p>
      <text:p text:style-name="P1"><text:span text:style-name="T1"/></text:p>
      <text:p text:style-name="P1">Objet : semaine de la République : du 3 au 7 décembre</text:p>
      <text:p text:style-name="P1"/>
      <text:p text:style-name="P1">Chers parents, </text:p>
      <text:p text:style-name="P1"/>
      <text:p text:style-name="P1">Cette semaine, en l'honneur de la semaine de la République, nous cherchons à former les enfants aux gestes de premiers secours et à les sensibiliser aux dangers domestiques. Une visite du centre de secours de Fours est organisée ce jeudi et Mme Laredo, pompier et formatrice premiers secours, fera profiter de ses compétences aux enfants. Vous retrouverez très prochainement les photos de cet événement sur <text:span text:style-name="T1">scolnet.</text:span></text:p>
      <text:p text:style-name="P1"><text:span text:style-name="T1"/></text:p>
      <text:p text:style-name="P1"><text:span text:style-name="T2">Bien à vous,</text:span><text:span text:style-name="T1"> </text:span></text:p>
      <text:p text:style-name="P1"><text:span text:style-name="T1">Sabrina Agnellini</text:span></text:p>
      <text:p text:style-name="P1"><text:span text:style-name="T1"/></text:p>
      <text:p text:style-name="P1"/>
      <text:p text:style-name="P1"/>
      <text:p text:style-name="P1"/>
      <text:p text:style-name="P1"/>
      <text:p text:style-name="P1"/>
      <text:p text:style-name="P1"/>
      <text:p text:style-name="P2">Objet : semaine de la République : du 3 au 7 décembre</text:p>
      <text:p text:style-name="P1"/>
      <text:p text:style-name="P1">Chers parents, </text:p>
      <text:p text:style-name="P1"/>
      <text:p text:style-name="P1">Cette semaine, en l'honneur de la semaine de la République, nous cherchons à former les enfants aux gestes de premiers secours et à les sensibiliser aux dangers domestiques. Une visite du centre de secours de Fours est organisée ce jeudi et Mme Laredo, pompier et formatrice premiers secours, fera profiter de ses compétences aux enfants. Vous retrouverez très prochainement les photos de cet événement sur <text:span text:style-name="T1">scolnet.</text:span></text:p>
      <text:p text:style-name="P1"><text:span text:style-name="T1"/></text:p>
      <text:p text:style-name="P1"><text:span text:style-name="T2">Bien à vous,</text:span><text:span text:style-name="T1"> </text:span></text:p>
      <text:p text:style-name="P1"><text:span text:style-name="T1">Sabrina Agnellini</text:span></text:p>
      <text:p text:style-name="P1"><text:span text:style-name="T1"/></text:p>
      <text:p text:style-name="P1">Objet : semaine de la République : du 3 au 7 décembre</text:p>
      <text:p text:style-name="P1"/>
      <text:p text:style-name="P1">Chers parents, </text:p>
      <text:p text:style-name="P1"/>
      <text:p text:style-name="P1">Cette semaine, en l'honneur de la semaine de la République, nous cherchons à former les enfants aux gestes de premiers secours et à les sensibiliser aux dangers domestiques. Une visite du centre de secours de Fours est organisée ce jeudi et Mme Laredo, pompier et formatrice premiers secours, fera profiter de ses compétences aux enfants. Vous retrouverez très prochainement les photos de cet événement sur <text:span text:style-name="T1">scolnet.</text:span></text:p>
      <text:p text:style-name="P1"><text:span text:style-name="T1"/></text:p>
      <text:p text:style-name="P1"><text:span text:style-name="T2">Bien à vous,</text:span><text:span text:style-name="T1"> </text:span></text:p>
      <text:p text:style-name="P1"><text:span text:style-name="T1">Sabrina Agnelli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footnote-max-height="0cm">
        <style:columns fo:column-count="2">
          <style:column style:rel-width="7109*" fo:start-indent="0cm" fo:end-indent="0.309cm"/>
          <style:column style:rel-width="7461*" fo:start-indent="0.30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2-05T15:14:53.01</meta:creation-date>
    <dc:date>2018-12-05T16:30:58.86</dc:date>
    <dc:creator>Sabrina Agnellini</dc:creator>
    <meta:editing-duration>PT2M26S</meta:editing-duration>
    <meta:editing-cycles>2</meta:editing-cycles>
    <meta:generator>OpenOffice/4.1.5$Win32 OpenOffice.org_project/415m1$Build-9789</meta:generator>
    <meta:document-statistic meta:table-count="0" meta:image-count="0" meta:object-count="0" meta:page-count="1" meta:paragraph-count="20" meta:word-count="340" meta:character-count="2052"/>
  </office:meta>
</office:document-meta>
</file>